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bd22" officeooo:paragraph-rsid="0002bd22"/>
    </style:style>
    <style:style style:name="P2" style:family="paragraph" style:parent-style-name="Standard">
      <style:text-properties officeooo:rsid="00040054" officeooo:paragraph-rsid="00040054"/>
    </style:style>
    <style:style style:name="P3" style:family="paragraph" style:parent-style-name="Standard">
      <style:text-properties officeooo:rsid="00040054" officeooo:paragraph-rsid="0018cc4e"/>
    </style:style>
    <style:style style:name="P4" style:family="paragraph" style:parent-style-name="Standard">
      <style:text-properties officeooo:rsid="000807cb" officeooo:paragraph-rsid="000807cb"/>
    </style:style>
    <style:style style:name="P5" style:family="paragraph" style:parent-style-name="Standard">
      <style:text-properties officeooo:rsid="000807cb" officeooo:paragraph-rsid="000807cb" fo:background-color="#ffff00"/>
    </style:style>
    <style:style style:name="P6" style:family="paragraph" style:parent-style-name="Standard">
      <style:text-properties officeooo:rsid="000d8417" officeooo:paragraph-rsid="000d8417" fo:background-color="#ffff00"/>
    </style:style>
    <style:style style:name="P7" style:family="paragraph" style:parent-style-name="Standard">
      <style:text-properties officeooo:rsid="00086b7e" officeooo:paragraph-rsid="00086b7e"/>
    </style:style>
    <style:style style:name="P8" style:family="paragraph" style:parent-style-name="Standard">
      <style:text-properties officeooo:rsid="00099356" officeooo:paragraph-rsid="00099356" fo:background-color="transparent"/>
    </style:style>
    <style:style style:name="P9" style:family="paragraph" style:parent-style-name="Standard">
      <style:text-properties officeooo:rsid="00143a7b" officeooo:paragraph-rsid="00143a7b" fo:background-color="transparent"/>
    </style:style>
    <style:style style:name="P10" style:family="paragraph" style:parent-style-name="Standard">
      <style:text-properties officeooo:rsid="00086b7e" officeooo:paragraph-rsid="00086b7e" fo:background-color="#00ff00"/>
    </style:style>
    <style:style style:name="P11" style:family="paragraph" style:parent-style-name="Standard">
      <style:text-properties officeooo:rsid="0009d1c4" officeooo:paragraph-rsid="0009d1c4"/>
    </style:style>
    <style:style style:name="P12" style:family="paragraph" style:parent-style-name="Standard">
      <style:text-properties officeooo:rsid="000bcab6" officeooo:paragraph-rsid="000bcab6"/>
    </style:style>
    <style:style style:name="P13" style:family="paragraph" style:parent-style-name="Standard">
      <style:text-properties officeooo:rsid="000d9580" officeooo:paragraph-rsid="000d9580" fo:background-color="#ffffff"/>
    </style:style>
    <style:style style:name="P14" style:family="paragraph" style:parent-style-name="Standard">
      <style:text-properties officeooo:rsid="000d9580" officeooo:paragraph-rsid="000f3835" fo:background-color="#ffffff"/>
    </style:style>
    <style:style style:name="P15" style:family="paragraph" style:parent-style-name="Standard">
      <style:text-properties officeooo:rsid="000f3835" officeooo:paragraph-rsid="000f3835" fo:background-color="#ffffff"/>
    </style:style>
    <style:style style:name="P16" style:family="paragraph" style:parent-style-name="Standard">
      <style:text-properties officeooo:rsid="0010de5c" officeooo:paragraph-rsid="0010de5c" fo:background-color="#ffffff"/>
    </style:style>
    <style:style style:name="P17" style:family="paragraph" style:parent-style-name="Standard">
      <style:text-properties officeooo:rsid="000d8417" officeooo:paragraph-rsid="000d8417" fo:background-color="#ffffff"/>
    </style:style>
    <style:style style:name="P18" style:family="paragraph" style:parent-style-name="Standard">
      <style:text-properties officeooo:rsid="0013ccc3" officeooo:paragraph-rsid="0013ccc3" fo:background-color="#ffffff"/>
    </style:style>
    <style:style style:name="P19" style:family="paragraph" style:parent-style-name="Standard">
      <style:text-properties officeooo:rsid="0012a0a5" officeooo:paragraph-rsid="0012a0a5"/>
    </style:style>
    <style:style style:name="P20" style:family="paragraph" style:parent-style-name="Standard">
      <style:text-properties officeooo:rsid="001350be" officeooo:paragraph-rsid="001350be"/>
    </style:style>
    <style:style style:name="P21" style:family="paragraph" style:parent-style-name="Standard">
      <style:text-properties officeooo:rsid="0018cc4e" officeooo:paragraph-rsid="001ba21b"/>
    </style:style>
    <style:style style:name="P22" style:family="paragraph" style:parent-style-name="Standard">
      <style:text-properties officeooo:rsid="0021ee07" officeooo:paragraph-rsid="0021ee07"/>
    </style:style>
    <style:style style:name="P23" style:family="paragraph" style:parent-style-name="Standard">
      <style:text-properties officeooo:rsid="0002bd22" officeooo:paragraph-rsid="0002bd22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d8417" fo:background-color="#ffff00" loext:char-shading-value="0"/>
    </style:style>
    <style:style style:name="T3" style:family="text">
      <style:text-properties fo:background-color="#00ff00" loext:char-shading-value="0"/>
    </style:style>
    <style:style style:name="T4" style:family="text">
      <style:text-properties officeooo:rsid="000d8417" fo:background-color="#ffffff" loext:char-shading-value="0"/>
    </style:style>
    <style:style style:name="T5" style:family="text">
      <style:text-properties officeooo:rsid="000d8417"/>
    </style:style>
    <style:style style:name="T6" style:family="text">
      <style:text-properties officeooo:rsid="000f3835"/>
    </style:style>
    <style:style style:name="T7" style:family="text">
      <style:text-properties officeooo:rsid="0012a0a5"/>
    </style:style>
    <style:style style:name="T8" style:family="text">
      <style:text-properties officeooo:rsid="0017ec29"/>
    </style:style>
    <style:style style:name="T9" style:family="text">
      <style:text-properties officeooo:rsid="001d9d35"/>
    </style:style>
    <style:style style:name="T10" style:family="text">
      <style:text-properties officeooo:rsid="001f5bca"/>
    </style:style>
    <style:style style:name="T11" style:family="text">
      <style:text-properties officeooo:rsid="0022b3f0"/>
    </style:style>
    <style:style style:name="T12" style:family="text">
      <style:text-properties officeooo:rsid="002593f8"/>
    </style:style>
    <style:style style:name="T13" style:family="text">
      <style:text-properties officeooo:rsid="0025f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Prototypen und Klassen---</text:p>
      <text:p text:style-name="P2"/>
      <text:p text:style-name="P3">→<text:span text:style-name="T11"> __proto__ ist in jedem Objekt und ist die Referenz auf das property prototype der Konstruktor-Funktion mit der das Objekt erstellt wurde.</text:span></text:p>
      <text:p text:style-name="P3">→Jede<text:span text:style-name="T8"> Konstruktor-Funktion hat ein property namens prototype. Objekte die Von der Konstruktor-Funktion erstellt werden, haben ein property namens __proto__ , in der sich die Referenz auf das property prototype von der Konstruktor-Funktion befindet, in der sich Funktionen und andere properties befinden.</text:span></text:p>
      <text:p text:style-name="P21">Im prototype von der Konstruktor-Funktion, kann <text:span text:style-name="T10">wiederum</text:span> ein __proto__ auf eine andere Konstruktor-Funtion <text:span text:style-name="T9">stehen</text:span> (zu Methoden und Variablen der anderen Konstruktor-Funktion) .</text:p>
      <text:p text:style-name="P22">Wird ein Objekt erstellt, wird immer eine Referenz namens __proto__ zurückgegeben, die auf das prototype von der Konstruktor-Funktion zeigt.</text:p>
      <text:p text:style-name="P22">Erstellt man ein neues Objekt <text:span text:style-name="T11">durch die Konstruktor-Funktion B</text:span> in dem prototype-property der Konstruktor-Funktion A, <text:span text:style-name="T11">besitzt die Konstruktor-Funktion A eine Referenz (__proto__) auf die Konstruktor-Funktion B. <text:s/></text:span><text:s/></text:p>
      <text:p text:style-name="P1"><text:span text:style-name="T3"/></text:p>
      <text:p text:style-name="P1">//X ist ein Objekt mit einem property namens prototype.</text:p>
      <text:p text:style-name="P1">//Objekte die von dem Objekt X instanziiert werden, erhalten ein property namens __proto__</text:p>
      <text:p text:style-name="P1">//welches die Referenzen zu den Methoden und Variablen die sich in X.prototype befinden erhält.</text:p>
      <text:p text:style-name="P1">function X(){</text:p>
      <text:p text:style-name="P1"><text:s text:c="2"/>this.name = "bob";</text:p>
      <text:p text:style-name="P1">}</text:p>
      <text:p text:style-name="P1"/>
      <text:p text:style-name="P1">X.prototype.sayHello = function(){console.log("hello")};</text:p>
      <text:p text:style-name="P1"/>
      <text:p text:style-name="P1">//x hat __proto__ mit Referenzen auf prototype von X</text:p>
      <text:p text:style-name="P1">var x = new X();</text:p>
      <text:p text:style-name="P1"/>
      <text:p text:style-name="P1">////////////////Vererbung Variante 1///////////////////////</text:p>
      <text:p text:style-name="P1">function Y(){</text:p>
      <text:p text:style-name="P1">}</text:p>
      <text:p text:style-name="P1"/>
      <text:p text:style-name="P1">//<text:span text:style-name="T12">Ein neues Object wird durch X erstellt und das __proto__ von dem neuen Object wird in //</text:span>prototype-property von Y gespeichert.</text:p>
      <text:p text:style-name="P1">//Ein von Y erstelltes Objekt erbt nun sowohl die Methoden und Variablen von X als auch von Y.</text:p>
      <text:p text:style-name="P1">Y.prototype = new X(); </text:p>
      <text:p text:style-name="P1"/>
      <text:p text:style-name="P1">//<text:span text:style-name="T13">soll nun eine Funktino in X.prototype aufgerufen werden, wird erst geprüft, ob in Y.prototype die </text:span></text:p>
      <text:p text:style-name="P1">//<text:span text:style-name="T13">Funtion vorhanden ist. Dazu verweist __proto__ von y auf Y.prototype. Da die Funktion nicht in</text:span></text:p>
      <text:p text:style-name="P1">//<text:span text:style-name="T13">Y.prototype ist, verweist das __proto__ in Y.prototype auf X.prototype, in der sich die Funktion</text:span></text:p>
      <text:p text:style-name="P1">//<text:span text:style-name="T13">befindet</text:span></text:p>
      <text:p text:style-name="P1">var y = new Y();</text:p>
      <text:p text:style-name="P1"/>
      <text:p text:style-name="P1">////////////////Vererbung Variante 2///////////////////////</text:p>
      <text:p text:style-name="P1">function A(){</text:p>
      <text:p text:style-name="P1"><text:s text:c="2"/>this.name = "bob";</text:p>
      <text:p text:style-name="P1">}</text:p>
      <text:p text:style-name="P1"/>
      <text:p text:style-name="P1">A.prototype.sayHello = function(){console.log("hello")};</text:p>
      <text:p text:style-name="P1"/>
      <text:p text:style-name="P1">function B(){</text:p>
      <text:p text:style-name="P1">}</text:p>
      <text:p text:style-name="P1"><text:soft-page-break/></text:p>
      <text:p text:style-name="P1">var a = new A();</text:p>
      <text:p text:style-name="P1"/>
      <text:p text:style-name="P1">//a beinhaltet die Referenzen, welche in __proto__ stehen, zu den Methoden und Variablen die in A.prototype stehen.</text:p>
      <text:p text:style-name="P1">//Diese Referenzen werden in B.prototype gespeichert.</text:p>
      <text:p text:style-name="P1">//Von B erstellte Objekte haben nun eine Referenzen __proto__, zu der Referenzen , die</text:p>
      <text:p text:style-name="P1">//die Referenzen zu den Methoden und Variablen zum prototype von A enthalten.</text:p>
      <text:p text:style-name="P1">B.prototype = a;</text:p>
      <text:p text:style-name="P1"/>
      <text:p text:style-name="P1">var b = new B();</text:p>
      <text:p text:style-name="P1"/>
      <text:p text:style-name="P7">--------------------------------------------------------------------------------------------------------------------</text:p>
      <text:p text:style-name="P2"/>
      <text:p text:style-name="P2">Referenzen erstellen mit<text:span text:style-name="T7"> Object.create()</text:span>:</text:p>
      <text:p text:style-name="P8"/>
      <text:p text:style-name="P9">function Obj1(){</text:p>
      <text:p text:style-name="P9"><text:s text:c="2"/>this.name = "bob";</text:p>
      <text:p text:style-name="P9">}</text:p>
      <text:p text:style-name="P9">Obj1.prototype.sayHello = function(){console.log("hello")};</text:p>
      <text:p text:style-name="P9"/>
      <text:p text:style-name="P9">function Obj2(){</text:p>
      <text:p text:style-name="P9">}</text:p>
      <text:p text:style-name="P9"/>
      <text:p text:style-name="P9">var obj1 = new Obj1();</text:p>
      <text:p text:style-name="P9">var obj2 = new Obj2();</text:p>
      <text:p text:style-name="P9"/>
      <text:p text:style-name="P9">obj2 = Object.create(obj1);</text:p>
      <text:p text:style-name="P9"/>
      <text:p text:style-name="P9">Ergebnis: obj2 hat in __proto__ die Referenzen zur Funktion sayHello, die sich im prototype von Obj1 befindet.</text:p>
      <text:p text:style-name="P8"/>
      <text:p text:style-name="P8"/>
      <text:p text:style-name="P8">Object.setPrototypeOf(Object1, Object2);</text:p>
      <text:p text:style-name="P8"/>
      <text:p text:style-name="P8">Object1 wird __proto__ mit Referenzen zu Funktionen von Object2 hinzugefügt.</text:p>
      <text:p text:style-name="P10"/>
      <text:p text:style-name="P19">--------------------------------------------------------------------------------------------------------------------</text:p>
      <text:p text:style-name="P19"/>
      <text:p text:style-name="P19">Referenzen erstellen mit Object.setPrototypeOf():</text:p>
      <text:p text:style-name="P19"/>
      <text:p text:style-name="P19">Object.setPrototypeOf(destinationObj, sourceObj);</text:p>
      <text:p text:style-name="P19"/>
      <text:p text:style-name="P19">Referenzen von sourceObj werden in __proto__ von destinationObj gespeichert.</text:p>
      <text:p text:style-name="P20">Nur Objekte können übergeben werden, keine Konstruktor-Funktionen.</text:p>
      <text:p text:style-name="P19"/>
      <text:p text:style-name="P7"/>
      <text:p text:style-name="P7">--------------------------------------------------------------------------------------------------------------------</text:p>
      <text:p text:style-name="P4"/>
      <text:p text:style-name="P4">Hat <text:span text:style-name="T1">Object1</text:span> und <text:span text:style-name="T3">Object2</text:span> nicht die Referenz zu einer gesuchten Funktion, "sieht" <text:span text:style-name="T1">Object1</text:span> in den dritten __proto__ nach.</text:p>
      <text:p text:style-name="P4"/>
      <text:p text:style-name="P5"><text:soft-page-break/>Object1(__proto__)(__proto__)(__proto__)</text:p>
      <text:p text:style-name="P2"/>
      <text:p text:style-name="P11">---------------------------------------------------------------------------------------------------------------------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all Methode:</text:p>
      <text:p text:style-name="P12"/>
      <text:p text:style-name="P12">var <text:span text:style-name="T1">obj</text:span> = {num: 3};</text:p>
      <text:p text:style-name="P12">function add(a){return this.num + a<text:span text:style-name="T5">;</text:span>}</text:p>
      <text:p text:style-name="P12"/>
      <text:p text:style-name="P12">add.call(<text:span text:style-name="T1">obj</text:span>, <text:s/>2);</text:p>
      <text:p text:style-name="P12"/>
      <text:p text:style-name="P12">Der Ausführungskontext ist<text:span text:style-name="T5"> </text:span><text:span text:style-name="T2">obj</text:span><text:span text:style-name="T4">:</text:span></text:p>
      <text:p text:style-name="P6">{</text:p>
      <text:p text:style-name="P17"><text:tab/>num: 3,</text:p>
      <text:p text:style-name="P17"><text:tab/>{</text:p>
      <text:p text:style-name="P17"><text:tab/><text:tab/>return this.num + a;</text:p>
      <text:p text:style-name="P17"><text:tab/>}</text:p>
      <text:p text:style-name="P6">}</text:p>
      <text:p text:style-name="P6"/>
      <text:p text:style-name="P13"/>
      <text:p text:style-name="P13"/>
      <text:p text:style-name="P13">Beispiel2:</text:p>
      <text:p text:style-name="P13"/>
      <text:p text:style-name="P13">function Animal(legs){</text:p>
      <text:p text:style-name="P13"><text:tab/></text:p>
      <text:p text:style-name="P13"><text:tab/>this.legs = legs;</text:p>
      <text:p text:style-name="P13">}</text:p>
      <text:p text:style-name="P13"/>
      <text:p text:style-name="P13"/>
      <text:p text:style-name="P13"/>
      <text:p text:style-name="P13">function Human(legs){</text:p>
      <text:p text:style-name="P13"><text:tab/></text:p>
      <text:p text:style-name="P13"><text:tab/>Animal.call(this, legs);</text:p>
      <text:p text:style-name="P13">}</text:p>
      <text:p text:style-name="P13"/>
      <text:p text:style-name="P13">Der Ausführungskontext bleibt bei Aufruf des Human-Konstruktors gleich.</text:p>
      <text:p text:style-name="P14">In den Human-Konstruktor-Kontext wird der Animal-Konstruktor<text:span text:style-name="T6"> aufgerufen,</text:span></text:p>
      <text:p text:style-name="P14"><text:span text:style-name="T6">dem legs als Argument übergeben wird</text:span>.</text:p>
      <text:p text:style-name="P15">Die Variable legs ist im neuen obj1 enthalten.</text:p>
      <text:p text:style-name="P13"/>
      <text:p text:style-name="P13">var obj1 = new Human(2);</text:p>
      <text:p text:style-name="P13"/>
      <text:p text:style-name="P13"/>
      <text:p text:style-name="P15">------------------------------------------------------------------------------------------------------------------------</text:p>
      <text:p text:style-name="P15"/>
      <text:p text:style-name="P18"><text:soft-page-break/>Instanceof Operator:</text:p>
      <text:p text:style-name="P18"/>
      <text:p text:style-name="P18">Überprüft, ob object1 vom selben Typ wie object2 ist. Beispiel:</text:p>
      <text:p text:style-name="P18"/>
      <text:p text:style-name="P18">if(object1 instanceof object2){} // true wenn beide Objekte vom selben Typ sind.</text:p>
      <text:p text:style-name="P16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2:39:11.235973008</meta:creation-date>
    <meta:generator>LibreOffice/6.0.7.3$Linux_X86_64 LibreOffice_project/00m0$Build-3</meta:generator>
    <dc:date>2020-02-08T20:24:11.019440459</dc:date>
    <meta:editing-duration>P2DT3H12M7S</meta:editing-duration>
    <meta:editing-cycles>26</meta:editing-cycles>
    <meta:document-statistic meta:table-count="0" meta:image-count="0" meta:object-count="0" meta:page-count="4" meta:paragraph-count="92" meta:word-count="570" meta:character-count="4676" meta:non-whitespace-character-count="4176"/>
  </office:meta>
</office:document-meta>
</file>